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ffff" loext:opacity="100%" fo:background-color="#000000"/>
    </style:style>
    <style:style style:name="P2" style:family="paragraph" style:parent-style-name="Standard">
      <style:paragraph-properties style:line-height-at-least="0.198in"/>
      <style:text-properties fo:color="#ffffff" loext:opacity="100%" fo:background-color="#000000"/>
    </style:style>
    <style:style style:name="P3" style:family="paragraph" style:parent-style-name="Text_20_body">
      <style:text-properties fo:font-weight="bold"/>
    </style:style>
    <style:style style:name="P4" style:family="paragraph" style:parent-style-name="Text_20_body">
      <style:text-properties officeooo:paragraph-rsid="00013e10"/>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normal" officeooo:paragraph-rsid="00013e10" style:font-weight-asian="normal" style:font-weight-complex="normal"/>
    </style:style>
    <style:style style:name="P7" style:family="paragraph" style:parent-style-name="Text_20_body">
      <style:text-properties officeooo:rsid="00013e10" officeooo:paragraph-rsid="00013e10"/>
    </style:style>
    <style:style style:name="P8" style:family="paragraph" style:parent-style-name="Text_20_body">
      <style:text-properties officeooo:paragraph-rsid="00028139"/>
    </style:style>
    <style:style style:name="P9" style:family="paragraph" style:parent-style-name="Text_20_body">
      <style:text-properties officeooo:paragraph-rsid="0002b12b"/>
    </style:style>
    <style:style style:name="T1" style:family="text">
      <style:text-properties fo:font-weight="bold"/>
    </style:style>
    <style:style style:name="T2" style:family="text">
      <style:text-properties fo:font-weight="bold" officeooo:rsid="00013e10"/>
    </style:style>
    <style:style style:name="T3" style:family="text">
      <style:text-properties fo:font-weight="bold" officeooo:rsid="00028139"/>
    </style:style>
    <style:style style:name="T4" style:family="text">
      <style:text-properties fo:font-weight="bold" officeooo:rsid="0002b12b"/>
    </style:style>
    <style:style style:name="T5" style:family="text">
      <style:text-properties officeooo:rsid="00013e10"/>
    </style:style>
    <style:style style:name="T6" style:family="text">
      <style:text-properties fo:font-weight="normal" style:font-weight-asian="normal" style:font-weight-complex="normal"/>
    </style:style>
    <style:style style:name="T7" style:family="text">
      <style:text-properties fo:font-weight="normal" officeooo:rsid="00013e10" style:font-weight-asian="normal" style:font-weight-complex="normal"/>
    </style:style>
    <style:style style:name="T8" style:family="text">
      <style:text-properties fo:font-weight="normal" officeooo:rsid="00028139" style:font-weight-asian="normal" style:font-weight-complex="normal"/>
    </style:style>
    <style:style style:name="T9" style:family="text">
      <style:text-properties fo:font-weight="normal" officeooo:rsid="0002b12b" style:font-weight-asian="normal" style:font-weight-complex="normal"/>
    </style:style>
    <style:style style:name="T10" style:family="text">
      <style:text-properties fo:font-weight="normal" officeooo:rsid="000357c1" style:font-weight-asian="normal" style:font-weight-complex="normal"/>
    </style:style>
    <style:style style:name="T11" style:family="text">
      <style:text-properties officeooo:rsid="00028139"/>
    </style:style>
    <style:style style:name="T12" style:family="text">
      <style:text-properties officeooo:rsid="0002b12b"/>
    </style:style>
    <style:style style:name="T13" style:family="text">
      <style:text-properties officeooo:rsid="000357c1"/>
    </style:style>
    <style:style style:name="T14" style:family="text">
      <style:text-properties style:font-name="Consolas" fo:font-size="10.5pt" fo:font-weight="normal"/>
    </style:style>
    <style:style style:name="T15" style:family="text">
      <style:text-properties fo:color="#808080" loext:opacity="100%" style:font-name="Consolas" fo:font-size="10.5pt" fo:font-weight="normal"/>
    </style:style>
    <style:style style:name="T16" style:family="text">
      <style:text-properties fo:color="#569cd6" loext:opacity="100%" style:font-name="Consolas" fo:font-size="10.5pt" fo:font-weight="normal"/>
    </style:style>
    <style:style style:name="T17" style:family="text">
      <style:text-properties fo:color="#9cdcfe" loext:opacity="100%" style:font-name="Consolas" fo:font-size="10.5pt" fo:font-weight="normal"/>
    </style:style>
    <style:style style:name="T18" style:family="text">
      <style:text-properties fo:color="#ce9178" loext:opacity="100%"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5">&lt;</text:span><text:span text:style-name="T16">div</text:span><text:span text:style-name="T14"> </text:span><text:span text:style-name="T17">class</text:span><text:span text:style-name="T14">=</text:span><text:span text:style-name="T18">"parent-container-legal"</text:span><text:span text:style-name="T15">&gt;</text:span></text:p>
      <text:p text:style-name="P2">          </text:p>
      <text:p text:style-name="P2">      <text:span text:style-name="T15">&lt;</text:span><text:span text:style-name="T16">div</text:span><text:span text:style-name="T14"> </text:span><text:span text:style-name="T17">class</text:span><text:span text:style-name="T14">=</text:span><text:span text:style-name="T18">"child-1"</text:span><text:span text:style-name="T15">&gt;</text:span></text:p>
      <text:p text:style-name="P2">                </text:p>
      <text:p text:style-name="P2">      </text:p>
      <text:p text:style-name="P2">          <text:span text:style-name="T15">&lt;</text:span><text:span text:style-name="T16">h2</text:span><text:span text:style-name="T15">&gt;</text:span><text:span text:style-name="T14">PRIVACY POLICY</text:span><text:span text:style-name="T15">&lt;/</text:span><text:span text:style-name="T16">h2</text:span><text:span text:style-name="T15">&gt;</text:span></text:p>
      <text:p text:style-name="P2">            <text:span text:style-name="T15">&lt;</text:span><text:span text:style-name="T16">p</text:span><text:span text:style-name="T15">&gt;</text:span></text:p>
      <text:p text:style-name="P2">            <text:span text:style-name="T14">Effective date: 2023-01-01 </text:span><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 </text:span><text:span text:style-name="T15">&lt;</text:span><text:span text:style-name="T16">strong</text:span><text:span text:style-name="T15">&gt;</text:span><text:span text:style-name="T14">Introduction</text:span><text:span text:style-name="T15">&lt;/</text:span><text:span text:style-name="T16">strong</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elcome to </text:span><text:span text:style-name="T15">&lt;</text:span><text:span text:style-name="T16">strong</text:span><text:span text:style-name="T15">&gt;</text:span><text:span text:style-name="T14">Consciously Natural Momma.</text:span><text:span text:style-name="T15">&lt;/</text:span><text:span text:style-name="T16">strong</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Consciously Natural Momma</text:span><text:span text:style-name="T15">&lt;</text:span><text:span text:style-name="T16">strong</text:span><text:span text:style-name="T15">&gt;</text:span><text:span text:style-name="T14"> (“us”, “we”, or “our”) operates</text:span><text:span text:style-name="T15">&lt;</text:span><text:span text:style-name="T16">br</text:span><text:span text:style-name="T15">&gt;</text:span><text:span text:style-name="T14"> </text:span><text:span text:style-name="T15">&lt;</text:span><text:span text:style-name="T16">strong</text:span><text:span text:style-name="T15">&gt;</text:span><text:span text:style-name="T14">consciouslynaturalmomma.com</text:span><text:span text:style-name="T15">&lt;</text:span><text:span text:style-name="T16">strong</text:span><text:span text:style-name="T15">&gt;</text:span><text:span text:style-name="T14"> (hereinafter referred to as “</text:span><text:span text:style-name="T15">&lt;</text:span><text:span text:style-name="T16">strong</text:span><text:span text:style-name="T15">&gt;</text:span><text:span text:style-name="T14">Service</text:span><text:span text:style-name="T15">&lt;/</text:span><text:span text:style-name="T16">strong</text:span><text:span text:style-name="T15">&gt;</text:span><text:span text:style-name="T14">”).</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Our Privacy Policy governs your visit to </text:span><text:span text:style-name="T15">&lt;</text:span><text:span text:style-name="T16">strong</text:span><text:span text:style-name="T15">&gt;</text:span><text:span text:style-name="T14">consciouslynaturalmomma.com</text:span><text:span text:style-name="T15">&lt;/</text:span><text:span text:style-name="T16">strong</text:span><text:span text:style-name="T15">&gt;</text:span><text:span text:style-name="T14">, and explains how we collect, safeguard and disclose information that results from your use of our Servic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e use your data to provide and improve Service. By using Service, you agree to the collection and use of information in accordance with this policy. Unless otherwise defined in this Privacy Policy, the terms used in this Privacy Policy have the same meanings as in our Terms and Condition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Our Terms and Conditions (“</text:span><text:span text:style-name="T15">&lt;</text:span><text:span text:style-name="T16">strong</text:span><text:span text:style-name="T15">&gt;</text:span><text:span text:style-name="T14">Terms</text:span><text:span text:style-name="T15">&lt;/</text:span><text:span text:style-name="T16">strong</text:span><text:span text:style-name="T15">&gt;</text:span><text:span text:style-name="T14">”) govern all use of our Service and together with the Privacy Policy constitutes your agreement with us (“</text:span><text:span text:style-name="T15">&lt;</text:span><text:span text:style-name="T16">strong</text:span><text:span text:style-name="T15">&gt;</text:span><text:span text:style-name="T14">agreement</text:span><text:span text:style-name="T15">&lt;/</text:span><text:span text:style-name="T16">strong</text:span><text:span text:style-name="T15">&gt;</text:span><text:span text:style-name="T14">”).</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2. </text:span><text:span text:style-name="T15">&lt;</text:span><text:span text:style-name="T16">strong</text:span><text:span text:style-name="T15">&gt;</text:span><text:span text:style-name="T14">Definitions</text:span><text:span text:style-name="T15">&lt;/</text:span><text:span text:style-name="T16">strong</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SERVICE</text:span><text:span text:style-name="T15">&lt;/</text:span><text:span text:style-name="T16">strong</text:span><text:span text:style-name="T15">&gt;</text:span><text:span text:style-name="T14"> means the consciouslynaturalmomma.com website operated by Consciously Natural Momm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PERSONAL DATA</text:span><text:span text:style-name="T15">&lt;/</text:span><text:span text:style-name="T16">strong</text:span><text:span text:style-name="T15">&gt;</text:span><text:span text:style-name="T14"> means data about a living individual who can be identified from those data (or from those and other information either in our possession or likely to come into our possession).</text:span></text:p>
      <text:p text:style-name="P2">            <text:span text:style-name="T15">&lt;/</text:span><text:span text:style-name="T16">p</text:span><text:span text:style-name="T15">&gt;</text:span></text:p>
      <text:p text:style-name="P2"><text:soft-page-break/>            <text:span text:style-name="T15">&lt;</text:span><text:span text:style-name="T16">p</text:span><text:span text:style-name="T15">&gt;</text:span></text:p>
      <text:p text:style-name="P2">            <text:span text:style-name="T15">&lt;</text:span><text:span text:style-name="T16">strong</text:span><text:span text:style-name="T15">&gt;</text:span><text:span text:style-name="T14">USAGE DATA</text:span><text:span text:style-name="T15">&lt;/</text:span><text:span text:style-name="T16">strong</text:span><text:span text:style-name="T15">&gt;</text:span><text:span text:style-name="T14"> is data collected automatically either generated by the use of Service or from Service infrastructure itself (for example, the duration of a page visi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COOKIES </text:span><text:span text:style-name="T15">&lt;/</text:span><text:span text:style-name="T16">strong</text:span><text:span text:style-name="T15">&gt;</text:span><text:span text:style-name="T14">are small files stored on your device (computer or mobile devic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DATA CONTROLLER </text:span><text:span text:style-name="T15">&lt;/</text:span><text:span text:style-name="T16">strong</text:span><text:span text:style-name="T15">&gt;</text:span><text:span text:style-name="T14">means a natural or legal person who (either alone or jointly or in common with other persons) determines the purposes for which and the manner in which any personal data are, or are to be, processed. For the purpose of this Privacy Policy, we are a Data Controller of your dat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DATA PROCESSORS (OR SERVICE PROVIDERS) </text:span><text:span text:style-name="T15">&lt;/</text:span><text:span text:style-name="T16">strong</text:span><text:span text:style-name="T15">&gt;</text:span><text:span text:style-name="T14">means any natural or legal person who processes the data on behalf of the Data Controller. We may use the services of various Service Providers in order to process your data more effectively.</text:span></text:p>
      <text:p text:style-name="P2">            <text:span text:style-name="T15">&lt;/</text:span><text:span text:style-name="T16">p</text:span><text:span text:style-name="T15">&gt;</text:span></text:p>
      <text:p text:style-name="P2">            <text:span text:style-name="T15">&lt;</text:span><text:span text:style-name="T16">p</text:span><text:span text:style-name="T15">&gt;</text:span><text:span text:style-name="T14"> </text:span></text:p>
      <text:p text:style-name="P2">            <text:span text:style-name="T15">&lt;</text:span><text:span text:style-name="T16">strong</text:span><text:span text:style-name="T15">&gt;</text:span><text:span text:style-name="T14">DATA SUBJECT </text:span><text:span text:style-name="T15">&lt;/</text:span><text:span text:style-name="T16">strong</text:span><text:span text:style-name="T15">&gt;</text:span><text:span text:style-name="T14">is any living individual who is the subject of Personal Dat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THE USER </text:span><text:span text:style-name="T15">&lt;/</text:span><text:span text:style-name="T16">strong</text:span><text:span text:style-name="T15">&gt;</text:span><text:span text:style-name="T14">is the individual using our Service. The User corresponds to the Data Subject, who is the subject of Personal Dat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3.</text:span><text:span text:style-name="T15">&lt;</text:span><text:span text:style-name="T16">strong</text:span><text:span text:style-name="T15">&gt;</text:span><text:span text:style-name="T14"> Information Collection and Use </text:span><text:span text:style-name="T15">&lt;/</text:span><text:span text:style-name="T16">strong</text:span><text:span text:style-name="T15">&gt;&lt;</text:span><text:span text:style-name="T16">br</text:span><text:span text:style-name="T15">&gt;</text:span></text:p>
      <text:p text:style-name="P2">            <text:span text:style-name="T14">We collect several different types of information for various purposes to provide and improve our Service to you.</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4.</text:span><text:span text:style-name="T15">&lt;</text:span><text:span text:style-name="T16">strong</text:span><text:span text:style-name="T15">&gt;</text:span><text:span text:style-name="T14"> Types of Data Collected </text:span><text:span text:style-name="T15">&lt;/</text:span><text:span text:style-name="T16">strong</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 Personal Data </text:span><text:span text:style-name="T15">&lt;/</text:span><text:span text:style-name="T16">strong</text:span><text:span text:style-name="T15">&gt;&lt;</text:span><text:span text:style-name="T16">br</text:span><text:span text:style-name="T15">&gt;</text:span></text:p>
      <text:p text:style-name="P2">            <text:span text:style-name="T14">While using our Service, we may ask you to provide us with certain personally identifiable information that can be used to contact or identify you (“Personal Data”). Personally identifiable information may include, but is not limited to:</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0.1. Email address</text:span><text:span text:style-name="T15">&lt;/</text:span><text:span text:style-name="T16">br</text:span><text:span text:style-name="T15">&gt;</text:span></text:p>
      <text:p text:style-name="P2">            <text:span text:style-name="T14">0.2. First name and last name</text:span><text:span text:style-name="T15">&lt;/</text:span><text:span text:style-name="T16">br</text:span><text:span text:style-name="T15">&gt;</text:span></text:p>
      <text:p text:style-name="P2">            <text:span text:style-name="T14">0.3. Phone number</text:span><text:span text:style-name="T15">&lt;/</text:span><text:span text:style-name="T16">br</text:span><text:span text:style-name="T15">&gt;</text:span></text:p>
      <text:p text:style-name="P2">            <text:span text:style-name="T14">0.4. Address, Country, State, Province, ZIP/Postal code, City</text:span><text:span text:style-name="T15">&lt;/</text:span><text:span text:style-name="T16">br</text:span><text:span text:style-name="T15">&gt;</text:span></text:p>
      <text:p text:style-name="P2"><text:soft-page-break/>            <text:span text:style-name="T14">0.5. Cookies and Usage Dat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e may use your Personal Data to contact you with newsletters, marketing or promotional materials and other information that may be of interest to you. You may opt out of receiving any, or all, of these communications from us by following the unsubscribe link.</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Usage Data </text:span><text:span text:style-name="T15">&lt;/</text:span><text:span text:style-name="T16">strong</text:span><text:span text:style-name="T15">&gt;&lt;</text:span><text:span text:style-name="T16">br</text:span><text:span text:style-name="T15">&gt;</text:span></text:p>
      <text:p text:style-name="P2">            <text:span text:style-name="T14">We may also collect information that your browser sends whenever you visit our Service or when you access Service by or through any device (“</text:span><text:span text:style-name="T15">&lt;</text:span><text:span text:style-name="T16">br</text:span><text:span text:style-name="T15">&gt;</text:span><text:span text:style-name="T14">Usage Data</text:span><text:span text:style-name="T15">&lt;/</text:span><text:span text:style-name="T16">br</text:span><text:span text:style-name="T15">&gt;</text:span><text:span text:style-name="T14">”).</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This Usage Data may include information such as your computer’s Internet Protocol address (e.g. IP address), browser type, browser version, the pages of our Service that you visit, the time and date of your visit, the time spent on those pages, unique device identifiers and other diagnostic dat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hen you access Service with a device, this Usage Data may include information such as the type of device you use, your device unique ID, the IP address of your device, your device operating system, the type of Internet browser you use, unique device identifiers and other diagnostic dat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Location Data </text:span><text:span text:style-name="T15">&lt;/</text:span><text:span text:style-name="T16">strong</text:span><text:span text:style-name="T15">&gt;</text:span><text:span text:style-name="T14"> </text:span><text:span text:style-name="T15">&lt;</text:span><text:span text:style-name="T16">br</text:span><text:span text:style-name="T15">&gt;</text:span></text:p>
      <text:p text:style-name="P2">            <text:span text:style-name="T14">We may use and store information about your location if you give us permission to do so (“</text:span><text:span text:style-name="T15">&lt;</text:span><text:span text:style-name="T16">strong</text:span><text:span text:style-name="T15">&gt;</text:span><text:span text:style-name="T14">Location Data</text:span><text:span text:style-name="T15">&lt;/</text:span><text:span text:style-name="T16">strong</text:span><text:span text:style-name="T15">&gt;</text:span><text:span text:style-name="T14">”). We use this data to provide features of our Service, to improve and customize our Servic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You can enable or disable location services when you use our Service at any time by way of your device setting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Tracking Cookies Data </text:span><text:span text:style-name="T15">&lt;/</text:span><text:span text:style-name="T16">strong</text:span><text:span text:style-name="T15">&gt;&lt;</text:span><text:span text:style-name="T16">br</text:span><text:span text:style-name="T15">&gt;</text:span></text:p>
      <text:p text:style-name="P2">            <text:span text:style-name="T14">We use cookies and similar tracking technologies to track the activity on our Service and we hold certain information.</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ze our Servic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text:soft-page-break/>            <text:span text:style-name="T14">You can instruct your browser to refuse all cookies or to indicate when a cookie is being sent. However, if you do not accept cookies, you may not be able to use some portions of our Servic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Examples of Cookies we use:</text:span></text:p>
      <text:p text:style-name="P2">            <text:span text:style-name="T15">&lt;/</text:span><text:span text:style-name="T16">p</text:span><text:span text:style-name="T15">&gt;</text:span></text:p>
      <text:p text:style-name="P2">            <text:span text:style-name="T15">&lt;</text:span><text:span text:style-name="T16">p</text:span><text:span text:style-name="T15">&gt;</text:span><text:span text:style-name="T14">           </text:span></text:p>
      <text:p text:style-name="P2">            <text:span text:style-name="T14">0.1.</text:span><text:span text:style-name="T15">&lt;</text:span><text:span text:style-name="T16">strong</text:span><text:span text:style-name="T15">&gt;</text:span><text:span text:style-name="T14"> Session Cookies: </text:span><text:span text:style-name="T15">&lt;/</text:span><text:span text:style-name="T16">strong</text:span><text:span text:style-name="T15">&gt;</text:span><text:span text:style-name="T14">We use Session Cookies to operate our Service.</text:span><text:span text:style-name="T15">&lt;</text:span><text:span text:style-name="T16">br</text:span><text:span text:style-name="T15">&gt;</text:span></text:p>
      <text:p text:style-name="P2">            <text:span text:style-name="T14">0.2.</text:span><text:span text:style-name="T15">&lt;</text:span><text:span text:style-name="T16">strong</text:span><text:span text:style-name="T15">&gt;</text:span><text:span text:style-name="T14"> Preference Cookies: </text:span><text:span text:style-name="T15">&lt;/</text:span><text:span text:style-name="T16">strong</text:span><text:span text:style-name="T15">&gt;</text:span><text:span text:style-name="T14">We use Preference Cookies to remember your preferences and various settings.</text:span><text:span text:style-name="T15">&lt;</text:span><text:span text:style-name="T16">br</text:span><text:span text:style-name="T15">&gt;</text:span></text:p>
      <text:p text:style-name="P2">            <text:span text:style-name="T14">0.3. </text:span><text:span text:style-name="T15">&lt;</text:span><text:span text:style-name="T16">strong</text:span><text:span text:style-name="T15">&gt;</text:span><text:span text:style-name="T14">Security Cookies: </text:span><text:span text:style-name="T15">&lt;/</text:span><text:span text:style-name="T16">strong</text:span><text:span text:style-name="T15">&gt;</text:span><text:span text:style-name="T14">We use Security Cookies for security purposes.</text:span><text:span text:style-name="T15">&lt;</text:span><text:span text:style-name="T16">br</text:span><text:span text:style-name="T15">&gt;</text:span></text:p>
      <text:p text:style-name="P2">          <text:span text:style-name="T14">0.4. </text:span><text:span text:style-name="T15">&lt;</text:span><text:span text:style-name="T16">strong</text:span><text:span text:style-name="T15">&gt;</text:span><text:span text:style-name="T14">Advertising Cookies: </text:span><text:span text:style-name="T15">&lt;/</text:span><text:span text:style-name="T16">strong</text:span><text:span text:style-name="T15">&gt;</text:span><text:span text:style-name="T14">Advertising Cookies are used to serve you with advertisements that may be relevant to you and your interests.</text:span></text:p>
      <text:p text:style-name="P2">            <text:span text:style-name="T15">&lt;/</text:span><text:span text:style-name="T16">p</text:span><text:span text:style-name="T15">&gt;</text:span><text:span text:style-name="T14">            </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span text:style-name="T14">Other Data </text:span><text:span text:style-name="T15">&lt;/</text:span><text:span text:style-name="T16">strong</text:span><text:span text:style-name="T15">&gt;&lt;</text:span><text:span text:style-name="T16">br</text:span><text:span text:style-name="T15">&gt;</text:span></text:p>
      <text:p text:style-name="P2">            <text:span text:style-name="T14">While using our Service, we may also collect the following information: sex, age, date of birth, place of birth, passport details, citizenship, registration at place of residence and actual address, telephone number (work, mobile), details of documents on education, qualification, professional training, employment agreements, NDA agreements, information on bonuses and compensation, information on marital status, family members, social security (or other taxpayer identification) number, office location and other data. </text:span><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5.</text:span><text:span text:style-name="T15">&lt;</text:span><text:span text:style-name="T16">strong</text:span><text:span text:style-name="T15">&gt;</text:span><text:span text:style-name="T14"> Use of Data </text:span><text:span text:style-name="T15">&lt;/</text:span><text:span text:style-name="T16">strong</text:span><text:span text:style-name="T15">&gt;</text:span><text:span text:style-name="T14"> </text:span><text:span text:style-name="T15">&lt;</text:span><text:span text:style-name="T16">br</text:span><text:span text:style-name="T15">&gt;</text:span></text:p>
      <text:p text:style-name="P2">            <text:span text:style-name="T14">Consciously Natural Momma uses the collected data for various purpose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0.1. to provide and maintain our Service;</text:span><text:span text:style-name="T15">&lt;</text:span><text:span text:style-name="T16">br</text:span><text:span text:style-name="T15">&gt;</text:span></text:p>
      <text:p text:style-name="P2">          <text:span text:style-name="T14">0.2. to notify you about changes to our Service;</text:span><text:span text:style-name="T15">&lt;</text:span><text:span text:style-name="T16">br</text:span><text:span text:style-name="T15">&gt;</text:span></text:p>
      <text:p text:style-name="P2">            <text:span text:style-name="T14">0.3. to allow you to participate in interactive features of our Service when you choose to do so;</text:span><text:span text:style-name="T15">&lt;</text:span><text:span text:style-name="T16">br</text:span><text:span text:style-name="T15">&gt;</text:span></text:p>
      <text:p text:style-name="P2">            <text:span text:style-name="T14">0.4. to provide customer support;</text:span><text:span text:style-name="T15">&lt;</text:span><text:span text:style-name="T16">br</text:span><text:span text:style-name="T15">&gt;</text:span></text:p>
      <text:p text:style-name="P2">            <text:span text:style-name="T14">0.5. to gather analysis or valuable information so that we can improve our Service;</text:span><text:span text:style-name="T15">&lt;</text:span><text:span text:style-name="T16">br</text:span><text:span text:style-name="T15">&gt;</text:span></text:p>
      <text:p text:style-name="P2">            <text:span text:style-name="T14">0.6. to monitor the usage of our Service;</text:span><text:span text:style-name="T15">&lt;</text:span><text:span text:style-name="T16">br</text:span><text:span text:style-name="T15">&gt;</text:span></text:p>
      <text:p text:style-name="P2">            <text:span text:style-name="T14">0.7. to detect, prevent and address technical issues;</text:span><text:span text:style-name="T15">&lt;</text:span><text:span text:style-name="T16">br</text:span><text:span text:style-name="T15">&gt;</text:span></text:p>
      <text:p text:style-name="P2">            <text:span text:style-name="T14">0.8. to fulfil any other purpose for which you provide it;</text:span><text:span text:style-name="T15">&lt;</text:span><text:span text:style-name="T16">br</text:span><text:span text:style-name="T15">&gt;</text:span></text:p>
      <text:p text:style-name="P2">            <text:span text:style-name="T14">0.9. to carry out our obligations and enforce our rights arising from any contracts entered into between you and us, including for billing and collection;</text:span><text:span text:style-name="T15">&lt;</text:span><text:span text:style-name="T16">br</text:span><text:span text:style-name="T15">&gt;</text:span></text:p>
      <text:p text:style-name="P2">            <text:span text:style-name="T14">0.10. to provide you with notices about your account and/or subscription, including expiration and renewal notices, email-instructions, etc.;</text:span><text:span text:style-name="T15">&lt;</text:span><text:span text:style-name="T16">br</text:span><text:span text:style-name="T15">&gt;</text:span></text:p>
      <text:p text:style-name="P2">            <text:span text:style-name="T14">0.11. to provide you with news, special offers and general information about other goods, services and events which we offer that are similar to those that you </text:span><text:soft-page-break/><text:span text:style-name="T14">have already purchased or enquired about unless you have opted not to receive such information;</text:span><text:span text:style-name="T15">&lt;</text:span><text:span text:style-name="T16">br</text:span><text:span text:style-name="T15">&gt;</text:span></text:p>
      <text:p text:style-name="P2">            <text:span text:style-name="T14">0.12. in any other way we may describe when you provide the information;</text:span><text:span text:style-name="T15">&lt;</text:span><text:span text:style-name="T16">br</text:span><text:span text:style-name="T15">&gt;</text:span></text:p>
      <text:p text:style-name="P2">            <text:span text:style-name="T14">0.13. for any other purpose with your consent.</text:span><text:span text:style-name="T15">&lt;</text:span><text:span text:style-name="T16">br</text:span><text:span text:style-name="T15">&gt;</text:span></text:p>
      <text:p text:style-name="P2">            <text:span text:style-name="T15">&lt;/</text:span><text:span text:style-name="T16">p</text:span><text:span text:style-name="T15">&gt;</text:span></text:p>
      <text:p text:style-name="P2">            </text:p>
      <text:p text:style-name="P2">            <text:span text:style-name="T15">&lt;</text:span><text:span text:style-name="T16">p</text:span><text:span text:style-name="T15">&gt;</text:span></text:p>
      <text:p text:style-name="P2">            <text:span text:style-name="T14">6.</text:span><text:span text:style-name="T15">&lt;</text:span><text:span text:style-name="T16">strong</text:span><text:span text:style-name="T15">&gt;</text:span><text:span text:style-name="T14"> Retention of Data </text:span><text:span text:style-name="T15">&lt;/</text:span><text:span text:style-name="T16">strong</text:span><text:span text:style-name="T15">&gt;&lt;</text:span><text:span text:style-name="T16">br</text:span><text:span text:style-name="T15">&gt;</text:span></text:p>
      <text:p text:style-name="P2">            <text:span text:style-name="T14">We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e will also retain Usage Data for internal analysis purposes. Usage Data is generally retained for a shorter period, except when this data is used to strengthen the security or to improve the functionality of our Service, or we are legally obligated to retain this data for longer time period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7.</text:span><text:span text:style-name="T15">&lt;</text:span><text:span text:style-name="T16">strong</text:span><text:span text:style-name="T15">&gt;</text:span><text:span text:style-name="T14"> Transfer of Data </text:span><text:span text:style-name="T15">&lt;/</text:span><text:span text:style-name="T16">strong</text:span><text:span text:style-name="T15">&gt;&lt;</text:span><text:span text:style-name="T16">br</text:span><text:span text:style-name="T15">&gt;</text:span></text:p>
      <text:p text:style-name="P2">            <text:span text:style-name="T14">Your information, including Personal Data, may be transferred to – and maintained on – computers located outside of your state, province, country or other governmental jurisdiction where the data protection laws may differ from those of your jurisdiction.</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If you are located outside United States of America and choose to provide information to us, please note that we transfer the data, including Personal Data, to United States of America and process it ther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Your consent to this Privacy Policy followed by your submission of such information represents your agreement to that transfer.</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Consciously Natural Momma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8. </text:span><text:span text:style-name="T15">&lt;</text:span><text:span text:style-name="T16">strong</text:span><text:span text:style-name="T15">&gt;</text:span><text:span text:style-name="T14">Disclosure of Data </text:span><text:span text:style-name="T15">&lt;/</text:span><text:span text:style-name="T16">strong</text:span><text:span text:style-name="T15">&gt;&lt;</text:span><text:span text:style-name="T16">br</text:span><text:span text:style-name="T15">&gt;</text:span></text:p>
      <text:p text:style-name="P2">            <text:span text:style-name="T14">We may disclose personal information that we collect, or you provide:</text:span></text:p>
      <text:p text:style-name="P2">            <text:span text:style-name="T15">&lt;/</text:span><text:span text:style-name="T16">p</text:span><text:span text:style-name="T15">&gt;</text:span></text:p>
      <text:p text:style-name="P2"><text:soft-page-break/>            <text:span text:style-name="T15">&lt;</text:span><text:span text:style-name="T16">p</text:span><text:span text:style-name="T15">&gt;</text:span></text:p>
      <text:p text:style-name="P2">            <text:span text:style-name="T14">0.1.</text:span><text:span text:style-name="T15">&lt;</text:span><text:span text:style-name="T16">strong</text:span><text:span text:style-name="T15">&gt;</text:span><text:span text:style-name="T14"> Disclosure for Law Enforcement. </text:span><text:span text:style-name="T15">&lt;/</text:span><text:span text:style-name="T16">strong</text:span><text:span text:style-name="T15">&gt;&lt;</text:span><text:span text:style-name="T16">br</text:span><text:span text:style-name="T15">&gt;</text:span></text:p>
      <text:p text:style-name="P2">            <text:span text:style-name="T14">Under certain circumstances, we may be required to disclose your Personal Data if required to do so by law or in response to valid requests by public authoritie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0.2.</text:span><text:span text:style-name="T15">&lt;</text:span><text:span text:style-name="T16">strong</text:span><text:span text:style-name="T15">&gt;</text:span><text:span text:style-name="T14"> Business Transaction. </text:span><text:span text:style-name="T15">&lt;/</text:span><text:span text:style-name="T16">strong</text:span><text:span text:style-name="T15">&gt;&lt;</text:span><text:span text:style-name="T16">br</text:span><text:span text:style-name="T15">&gt;</text:span></text:p>
      <text:p text:style-name="P2">            <text:span text:style-name="T14">If we or our subsidiaries are involved in a merger, acquisition or asset sale, your Personal Data may be transferred.</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0.3.</text:span><text:span text:style-name="T15">&lt;</text:span><text:span text:style-name="T16">strong</text:span><text:span text:style-name="T15">&gt;</text:span><text:span text:style-name="T14"> Other cases. We may disclose your information also: </text:span><text:span text:style-name="T15">&lt;/</text:span><text:span text:style-name="T16">strong</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0.3.1. to our subsidiaries and affiliates;</text:span><text:span text:style-name="T15">&lt;</text:span><text:span text:style-name="T16">br</text:span><text:span text:style-name="T15">&gt;</text:span></text:p>
      <text:p text:style-name="P2">            <text:span text:style-name="T14">0.3.2. to contractors, service providers, and other third parties we use to support our business;</text:span><text:span text:style-name="T15">&lt;</text:span><text:span text:style-name="T16">br</text:span><text:span text:style-name="T15">&gt;</text:span></text:p>
      <text:p text:style-name="P2">            <text:span text:style-name="T14">0.3.3. to fulfill the purpose for which you provide it;</text:span><text:span text:style-name="T15">&lt;</text:span><text:span text:style-name="T16">br</text:span><text:span text:style-name="T15">&gt;</text:span></text:p>
      <text:p text:style-name="P2">            <text:span text:style-name="T14">0.3.4. for the purpose of including your company’s logo on our website;</text:span><text:span text:style-name="T15">&lt;</text:span><text:span text:style-name="T16">br</text:span><text:span text:style-name="T15">&gt;</text:span></text:p>
      <text:p text:style-name="P2">            <text:span text:style-name="T14">0.3.5. for any other purpose disclosed by us when you provide the information;</text:span><text:span text:style-name="T15">&lt;</text:span><text:span text:style-name="T16">br</text:span><text:span text:style-name="T15">&gt;</text:span></text:p>
      <text:p text:style-name="P2">            <text:span text:style-name="T14">0.3.6. with your consent in any other cases;</text:span><text:span text:style-name="T15">&lt;</text:span><text:span text:style-name="T16">br</text:span><text:span text:style-name="T15">&gt;</text:span></text:p>
      <text:p text:style-name="P2">            <text:span text:style-name="T14">0.3.7. if we believe disclosure is necessary or appropriate to protect the rights, property, or safety of the Company, our customers, or others.</text:span><text:span text:style-name="T15">&lt;</text:span><text:span text:style-name="T16">br</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9.</text:span><text:span text:style-name="T15">&lt;</text:span><text:span text:style-name="T16">strong</text:span><text:span text:style-name="T15">&gt;</text:span><text:span text:style-name="T14"> Security of Data </text:span><text:span text:style-name="T15">&lt;/</text:span><text:span text:style-name="T16">strong</text:span><text:span text:style-name="T15">&gt;&lt;</text:span><text:span text:style-name="T16">br</text:span><text:span text:style-name="T15">&gt;</text:span></text:p>
      <text:p text:style-name="P2">            <text:span text:style-name="T14">The security of your data is important to us but remember that no method of transmission over the Internet or method of electronic storage is 100% secure. While we strive to use commercially acceptable means to protect your Personal Data, we cannot guarantee its absolute security.</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0.</text:span><text:span text:style-name="T15">&lt;</text:span><text:span text:style-name="T16">strong</text:span><text:span text:style-name="T15">&gt;</text:span><text:span text:style-name="T14"> Your Data Protection Rights Under General Data Protection Regulation (GDPR) </text:span><text:span text:style-name="T15">&lt;/</text:span><text:span text:style-name="T16">strong</text:span><text:span text:style-name="T15">&gt;&lt;</text:span><text:span text:style-name="T16">br</text:span><text:span text:style-name="T15">&gt;</text:span></text:p>
      <text:p text:style-name="P2">            <text:span text:style-name="T14">If you are a resident of the European Union (EU) and European Economic Area (EEA), you have certain data protection rights, covered by GDPR.</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e aim to take reasonable steps to allow you to correct, amend, delete, or limit the use of your Personal Dat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If you wish to be informed what Personal Data we hold about you and if you want it to be removed from our systems, please email us at</text:span><text:span text:style-name="T15">&lt;</text:span><text:span text:style-name="T16">strong</text:span><text:span text:style-name="T15">&gt;</text:span><text:span text:style-name="T14"> shannon@consciouslynaturalmomma.com. </text:span><text:span text:style-name="T15">&lt;/</text:span><text:span text:style-name="T16">strong</text:span><text:span text:style-name="T15">&gt;</text:span></text:p>
      <text:p text:style-name="P2">            <text:span text:style-name="T15">&lt;/</text:span><text:span text:style-name="T16">p</text:span><text:span text:style-name="T15">&gt;</text:span></text:p>
      <text:p text:style-name="P2"><text:soft-page-break/>            <text:span text:style-name="T15">&lt;</text:span><text:span text:style-name="T16">p</text:span><text:span text:style-name="T15">&gt;</text:span></text:p>
      <text:p text:style-name="P2">            <text:span text:style-name="T14">In certain circumstances, you have the following data protection right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0.1. the right to access, update or to delete the information we have on you;</text:span><text:span text:style-name="T15">&lt;</text:span><text:span text:style-name="T16">br</text:span><text:span text:style-name="T15">&gt;</text:span></text:p>
      <text:p text:style-name="P2">            <text:span text:style-name="T14">0.2. the right of rectification. You have the right to have your information rectified if that information is inaccurate or incomplete;</text:span><text:span text:style-name="T15">&lt;</text:span><text:span text:style-name="T16">br</text:span><text:span text:style-name="T15">&gt;</text:span></text:p>
      <text:p text:style-name="P2">            <text:span text:style-name="T14">0.3. the right to object. You have the right to object to our processing of your Personal Data;</text:span><text:span text:style-name="T15">&lt;</text:span><text:span text:style-name="T16">br</text:span><text:span text:style-name="T15">&gt;</text:span></text:p>
      <text:p text:style-name="P2">            <text:span text:style-name="T14">0.4. the right of restriction. You have the right to request that we restrict the processing of your personal information;</text:span><text:span text:style-name="T15">&lt;</text:span><text:span text:style-name="T16">br</text:span><text:span text:style-name="T15">&gt;</text:span></text:p>
      <text:p text:style-name="P2">            <text:span text:style-name="T14">0.5. the right to data portability. You have the right to be provided with a copy of your Personal Data in a structured, machine-readable and commonly used format;</text:span><text:span text:style-name="T15">&lt;</text:span><text:span text:style-name="T16">br</text:span><text:span text:style-name="T15">&gt;</text:span></text:p>
      <text:p text:style-name="P2">            <text:span text:style-name="T14">0.6. the right to withdraw consent. You also have the right to withdraw your consent at any time where we rely on your consent to process your personal information;</text:span><text:span text:style-name="T15">&lt;</text:span><text:span text:style-name="T16">br</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Please note that we may ask you to verify your identity before responding to such requests. Please note, we may not able to provide Service without some necessary dat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You have the right to complain to a Data Protection Authority about our collection and use of your Personal Data. For more information, please contact your local data protection authority in the European Economic Area (EEA).</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1.</text:span><text:span text:style-name="T15">&lt;</text:span><text:span text:style-name="T16">strong</text:span><text:span text:style-name="T15">&gt;</text:span><text:span text:style-name="T14"> Your Data Protection Rights under the California Privacy Protection Act (CalOPPA) </text:span><text:span text:style-name="T15">&lt;/</text:span><text:span text:style-name="T16">strong</text:span><text:span text:style-name="T15">&gt;&lt;</text:span><text:span text:style-name="T16">br</text:span><text:span text:style-name="T15">&gt;</text:span></text:p>
      <text:p text:style-name="P2">            <text:span text:style-name="T14">CalOPPA is the first state law in the nation to require commercial websites and online services to post a privacy policy. The law’s reach stretches well beyond California to require a person or company in the United States (and conceivable the world) that operates websites collecting personally identifiable information from California consumers to post a conspicuous privacy policy on its website stating exactly the information being collected and those individuals with whom it is being shared, and to comply with this policy.</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According to CalOPPA we agree to the following:</text:span><text:span text:style-name="T15">&lt;</text:span><text:span text:style-name="T16">br</text:span><text:span text:style-name="T15">&gt;</text:span></text:p>
      <text:p text:style-name="P2">            </text:p>
      <text:p text:style-name="P2">            <text:span text:style-name="T14">0.1. users can visit our site anonymously;</text:span><text:span text:style-name="T15">&lt;</text:span><text:span text:style-name="T16">br</text:span><text:span text:style-name="T15">&gt;</text:span></text:p>
      <text:p text:style-name="P2">            <text:span text:style-name="T14">0.2. our Privacy Policy link includes the word “Privacy”, and can easily be found on the home page of our website;</text:span><text:span text:style-name="T15">&lt;</text:span><text:span text:style-name="T16">br</text:span><text:span text:style-name="T15">&gt;</text:span></text:p>
      <text:p text:style-name="P2"><text:soft-page-break/>           <text:span text:style-name="T14">0.3. users will be notified of any privacy policy changes on our Privacy Policy Page;</text:span><text:span text:style-name="T15">&lt;</text:span><text:span text:style-name="T16">br</text:span><text:span text:style-name="T15">&gt;</text:span></text:p>
      <text:p text:style-name="P2">            <text:span text:style-name="T14">0.4. users are able to change their personal information by emailing us at </text:span><text:span text:style-name="T15">&lt;</text:span><text:span text:style-name="T16">strong</text:span><text:span text:style-name="T15">&gt;</text:span><text:span text:style-name="T14">shannon@consciouslynaturalmomma.com.</text:span><text:span text:style-name="T15">&lt;/</text:span><text:span text:style-name="T16">strong</text:span><text:span text:style-name="T15">&gt;&lt;</text:span><text:span text:style-name="T16">br</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Our Policy on “Do Not Track” Signals:</text:span><text:span text:style-name="T15">&lt;</text:span><text:span text:style-name="T16">br</text:span><text:span text:style-name="T15">&gt;</text:span></text:p>
      <text:p text:style-name="P2">            <text:span text:style-name="T14">We honor Do Not Track signals and do not track, plant cookies, or use advertising when a Do Not Track browser mechanism is in place. Do Not Track is a preference you can set in your web browser to inform websites that you do not want to be tracked.</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You can enable or disable Do Not Track by visiting the Preferences or Settings page of your web browser.</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2.</text:span><text:span text:style-name="T15">&lt;</text:span><text:span text:style-name="T16">strong</text:span><text:span text:style-name="T15">&gt;</text:span><text:span text:style-name="T14"> Your Data Protection Rights under the California Consumer Privacy Act (CCPA) </text:span><text:span text:style-name="T15">&lt;/</text:span><text:span text:style-name="T16">strong</text:span><text:span text:style-name="T15">&gt;</text:span><text:span text:style-name="T14"> </text:span><text:span text:style-name="T15">&lt;</text:span><text:span text:style-name="T16">br</text:span><text:span text:style-name="T15">&gt;</text:span></text:p>
      <text:p text:style-name="P2">            <text:span text:style-name="T14">If you are a California resident, you are entitled to learn what data we collect about you, ask to delete your data and not to sell (share) it. To exercise your data protection rights, you can make certain requests and ask us: </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p>
      <text:p text:style-name="P2">            <text:span text:style-name="T14">0.1. What personal information we have about you. If you make this request, we will return to you: </text:span><text:span text:style-name="T15">&lt;/</text:span><text:span text:style-name="T16">strong</text:span><text:span text:style-name="T15">&gt;</text:span><text:span text:style-name="T14"> </text:span><text:span text:style-name="T15">&lt;</text:span><text:span text:style-name="T16">br</text:span><text:span text:style-name="T15">&gt;</text:span></text:p>
      <text:p text:style-name="P2">            </text:p>
      <text:p text:style-name="P2">            <text:span text:style-name="T14">0.0.1. The categories of personal information we have collected about you.</text:span><text:span text:style-name="T15">&lt;</text:span><text:span text:style-name="T16">br</text:span><text:span text:style-name="T15">&gt;</text:span></text:p>
      <text:p text:style-name="P2">            <text:span text:style-name="T14">0.0.2. The categories of sources from which we collect your personal information.</text:span><text:span text:style-name="T15">&lt;</text:span><text:span text:style-name="T16">br</text:span><text:span text:style-name="T15">&gt;</text:span></text:p>
      <text:p text:style-name="P2">            <text:span text:style-name="T14">0.0.3. The business or commercial purpose for collecting or selling your personal information.</text:span><text:span text:style-name="T15">&lt;</text:span><text:span text:style-name="T16">br</text:span><text:span text:style-name="T15">&gt;</text:span></text:p>
      <text:p text:style-name="P2">            <text:span text:style-name="T14">0.0.4. The categories of third parties with whom we share personal information.</text:span><text:span text:style-name="T15">&lt;</text:span><text:span text:style-name="T16">br</text:span><text:span text:style-name="T15">&gt;</text:span></text:p>
      <text:p text:style-name="P2">            <text:span text:style-name="T14">0.0.5. The specific pieces of personal information we have collected about you.</text:span><text:span text:style-name="T15">&lt;</text:span><text:span text:style-name="T16">br</text:span><text:span text:style-name="T15">&gt;</text:span></text:p>
      <text:p text:style-name="P2">            <text:span text:style-name="T14">0.0.6. A list of categories of personal information that we have sold, along with the category of any other company we sold it to. If we have not sold your personal information, we will inform you of that fact.</text:span><text:span text:style-name="T15">&lt;</text:span><text:span text:style-name="T16">br</text:span><text:span text:style-name="T15">&gt;</text:span></text:p>
      <text:p text:style-name="P2">            <text:span text:style-name="T14">0.0.7. A list of categories of personal information that we have disclosed for a business purpose, along with the category of any other company we shared it with.</text:span><text:span text:style-name="T15">&lt;</text:span><text:span text:style-name="T16">br</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Please note, you are entitled to ask us to provide you with this information up to two times in a rolling twelve-month period. When you make this request, the </text:span><text:soft-page-break/><text:span text:style-name="T14">information provided may be limited to the personal information we collected about you in the previous 12 month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p>
      <text:p text:style-name="P2">            <text:span text:style-name="T14">0.2. To delete your personal information. If you make this request, we will delete the personal information we hold about you as of the date of your request from our records and direct any service providers to do the same. In some cases, deletion may be accomplished through de-identification of the information. If you choose to delete your personal information, you may not be able to use certain functions that require your personal information to operate.</text:span></text:p>
      <text:p text:style-name="P2">            <text:span text:style-name="T15">&lt;/</text:span><text:span text:style-name="T16">strong</text:span><text:span text:style-name="T15">&gt;</text:span><text:span text:style-name="T14"> </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5">&lt;</text:span><text:span text:style-name="T16">strong</text:span><text:span text:style-name="T15">&gt;</text:span></text:p>
      <text:p text:style-name="P2">            <text:span text:style-name="T14">0.3. To stop selling your personal information. We don’t sell or rent your personal information to any third parties for any purpose. We do not sell your personal information for monetary consideration. However, under some circumstances, a transfer of personal information to a third party, or within our family of companies, without monetary consideration may be considered a “sale” under California law. You are the only owner of your Personal Data and can request disclosure or deletion at any time.</text:span></text:p>
      <text:p text:style-name="P2">            <text:span text:style-name="T15">&lt;/</text:span><text:span text:style-name="T16">strong</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If you submit a request to stop selling your personal information, we will stop making such transfer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Please note, if you ask us to delete or stop selling your data, it may impact your experience with us, and you may not be able to participate in certain programs or membership services which require the usage of your personal information to function. But in no circumstances, we will discriminate against you for exercising your right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To exercise your California data protection rights described above, please send your request(s) by email:</text:span><text:span text:style-name="T15">&lt;</text:span><text:span text:style-name="T16">strong</text:span><text:span text:style-name="T15">&gt;</text:span><text:span text:style-name="T14"> shannon@consciouslynaturalmomma.com. </text:span><text:span text:style-name="T15">&lt;/</text:span><text:span text:style-name="T16">strong</text:span><text:span text:style-name="T15">&gt;</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Your data protection rights, described above, are covered by the CCPA, short for the California Consumer Privacy Act. To find out more, visit the official California Legislative Information website. The CCPA took effect on 01/01/2020.</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3.</text:span><text:span text:style-name="T15">&lt;</text:span><text:span text:style-name="T16">strong</text:span><text:span text:style-name="T15">&gt;</text:span><text:span text:style-name="T14"> Service Providers </text:span><text:span text:style-name="T15">&lt;/</text:span><text:span text:style-name="T16">strong</text:span><text:span text:style-name="T15">&gt;&lt;</text:span><text:span text:style-name="T16">br</text:span><text:span text:style-name="T15">&gt;</text:span></text:p>
      <text:p text:style-name="P2"><text:soft-page-break/>            <text:span text:style-name="T14">We may employ third party companies and individuals to facilitate our Service (“</text:span><text:span text:style-name="T15">&lt;</text:span><text:span text:style-name="T16">strong</text:span><text:span text:style-name="T15">&gt;</text:span><text:span text:style-name="T14">Service Providers</text:span><text:span text:style-name="T15">&lt;/</text:span><text:span text:style-name="T16">strong</text:span><text:span text:style-name="T15">&gt;</text:span><text:span text:style-name="T14">”), provide Service on our behalf, perform Service-related services or assist us in analysing how our Service is used.</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These third parties have access to your Personal Data only to perform these tasks on our behalf and are obligated not to disclose or use it for any other purpos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4.</text:span><text:span text:style-name="T15">&lt;</text:span><text:span text:style-name="T16">strong</text:span><text:span text:style-name="T15">&gt;</text:span><text:span text:style-name="T14"> Analytics </text:span><text:span text:style-name="T15">&lt;/</text:span><text:span text:style-name="T16">strong</text:span><text:span text:style-name="T15">&gt;&lt;</text:span><text:span text:style-name="T16">br</text:span><text:span text:style-name="T15">&gt;</text:span></text:p>
      <text:p text:style-name="P2">            <text:span text:style-name="T14">We may use third-party Service Providers to monitor and analyze the use of our Servic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5.</text:span><text:span text:style-name="T15">&lt;</text:span><text:span text:style-name="T16">strong</text:span><text:span text:style-name="T15">&gt;</text:span><text:span text:style-name="T14"> CI/CD tools </text:span><text:span text:style-name="T15">&lt;/</text:span><text:span text:style-name="T16">strong</text:span><text:span text:style-name="T15">&gt;&lt;</text:span><text:span text:style-name="T16">br</text:span><text:span text:style-name="T15">&gt;</text:span></text:p>
      <text:p text:style-name="P2">            <text:span text:style-name="T14">We may use third-party Service Providers to automate the development process of our Servic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6.</text:span><text:span text:style-name="T15">&lt;</text:span><text:span text:style-name="T16">strong</text:span><text:span text:style-name="T15">&gt;</text:span><text:span text:style-name="T14"> Advertising </text:span><text:span text:style-name="T15">&lt;/</text:span><text:span text:style-name="T16">strong</text:span><text:span text:style-name="T15">&gt;&lt;</text:span><text:span text:style-name="T16">br</text:span><text:span text:style-name="T15">&gt;</text:span></text:p>
      <text:p text:style-name="P2">            <text:span text:style-name="T14">We may use third-party Service Providers to show advertisements to you to help support and maintain our Servic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7.</text:span><text:span text:style-name="T15">&lt;</text:span><text:span text:style-name="T16">strong</text:span><text:span text:style-name="T15">&gt;</text:span><text:span text:style-name="T14"> Behavioral Remarketing </text:span><text:span text:style-name="T15">&lt;/</text:span><text:span text:style-name="T16">strong</text:span><text:span text:style-name="T15">&gt;&lt;</text:span><text:span text:style-name="T16">br</text:span><text:span text:style-name="T15">&gt;</text:span></text:p>
      <text:p text:style-name="P2">            <text:span text:style-name="T14">We may use remarketing services to advertise on third party websites to you after you visited our Service. We and our third-party vendors use cookies to inform, optimise and serve ads based on your past visits to our Servic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8.</text:span><text:span text:style-name="T15">&lt;</text:span><text:span text:style-name="T16">strong</text:span><text:span text:style-name="T15">&gt;</text:span><text:span text:style-name="T14"> Payments </text:span><text:span text:style-name="T15">&lt;/</text:span><text:span text:style-name="T16">strong</text:span><text:span text:style-name="T15">&gt;&lt;</text:span><text:span text:style-name="T16">br</text:span><text:span text:style-name="T15">&gt;</text:span></text:p>
      <text:p text:style-name="P2">            <text:span text:style-name="T14">We may provide paid products and/or services within Service. In that case, we use third-party services for payment processing (e.g. payment processor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Express and Discover. PCI-DSS requirements help ensure the secure handling of payment information.</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19.</text:span><text:span text:style-name="T15">&lt;</text:span><text:span text:style-name="T16">strong</text:span><text:span text:style-name="T15">&gt;</text:span><text:span text:style-name="T14"> Links to Other Sites </text:span><text:span text:style-name="T15">&lt;/</text:span><text:span text:style-name="T16">strong</text:span><text:span text:style-name="T15">&gt;&lt;</text:span><text:span text:style-name="T16">br</text:span><text:span text:style-name="T15">&gt;</text:span></text:p>
      <text:p text:style-name="P2">            <text:span text:style-name="T14">Our Service may contain links to other sites that are not operated by us. If you click a third party link, you will be directed to that third party’s site. We strongly advise you to review the Privacy Policy of every site you visit.</text:span></text:p>
      <text:p text:style-name="P2"><text:soft-page-break/>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e have no control over and assume no responsibility for the content, privacy policies or practices of any third party sites or service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For example, the outlined privacy policy has been made using PolicyMaker.io, a free tool that helps create high-quality legal documents. PolicyMaker’s privacy policy generator is an easy-to-use tool for creating a privacy policy for blog, website, e-commerce store or mobile app.</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20.</text:span><text:span text:style-name="T15">&lt;</text:span><text:span text:style-name="T16">strong</text:span><text:span text:style-name="T15">&gt;</text:span><text:span text:style-name="T14"> Children’s Privacy </text:span><text:span text:style-name="T15">&lt;/</text:span><text:span text:style-name="T16">strong</text:span><text:span text:style-name="T15">&gt;&lt;</text:span><text:span text:style-name="T16">br</text:span><text:span text:style-name="T15">&gt;</text:span></text:p>
      <text:p text:style-name="P2">            <text:span text:style-name="T14">Our Services are not intended for use by children under the age of 18 (“</text:span><text:span text:style-name="T15">&lt;</text:span><text:span text:style-name="T16">strong</text:span><text:span text:style-name="T15">&gt;</text:span><text:span text:style-name="T14">Child</text:span><text:span text:style-name="T15">&lt;/</text:span><text:span text:style-name="T16">strong</text:span><text:span text:style-name="T15">&gt;</text:span><text:span text:style-name="T14">” or “</text:span><text:span text:style-name="T15">&lt;</text:span><text:span text:style-name="T16">strong</text:span><text:span text:style-name="T15">&gt;</text:span><text:span text:style-name="T14">Children</text:span><text:span text:style-name="T15">&lt;/</text:span><text:span text:style-name="T16">strong</text:span><text:span text:style-name="T15">&gt;</text:span><text:span text:style-name="T14">”).</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e do not knowingly collect personally identifiable information from Children under 18. If you become aware that a Child has provided us with Personal Data, please contact us. If we become aware that we have collected Personal Data from Children without verification of parental consent, we take steps to remove that information from our servers.</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21.</text:span><text:span text:style-name="T15">&lt;</text:span><text:span text:style-name="T16">strong</text:span><text:span text:style-name="T15">&gt;</text:span><text:span text:style-name="T14"> Changes to This Privacy Policy </text:span><text:span text:style-name="T15">&lt;/</text:span><text:span text:style-name="T16">strong</text:span><text:span text:style-name="T15">&gt;&lt;</text:span><text:span text:style-name="T16">br</text:span><text:span text:style-name="T15">&gt;</text:span></text:p>
      <text:p text:style-name="P2">            <text:span text:style-name="T14">We may update our Privacy Policy from time to time. We will notify you of any changes by posting the new Privacy Policy on this pag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We will let you know via email and/or a prominent notice on our Service, prior to the change becoming effective and update “effective date” at the top of this Privacy Policy.</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You are advised to review this Privacy Policy periodically for any changes. Changes to this Privacy Policy are effective when they are posted on this page.</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22.</text:span><text:span text:style-name="T15">&lt;</text:span><text:span text:style-name="T16">strong</text:span><text:span text:style-name="T15">&gt;</text:span><text:span text:style-name="T14"> Contact Us </text:span><text:span text:style-name="T15">&lt;/</text:span><text:span text:style-name="T16">strong</text:span><text:span text:style-name="T15">&gt;&lt;</text:span><text:span text:style-name="T16">br</text:span><text:span text:style-name="T15">&gt;</text:span></text:p>
      <text:p text:style-name="P2">            <text:span text:style-name="T14">If you have any questions about this Privacy Policy, please contact us by email: shannon@consciouslynaturalmomma.com.</text:span></text:p>
      <text:p text:style-name="P2">            <text:span text:style-name="T15">&lt;/</text:span><text:span text:style-name="T16">p</text:span><text:span text:style-name="T15">&gt;</text:span></text:p>
      <text:p text:style-name="P2">            <text:span text:style-name="T15">&lt;</text:span><text:span text:style-name="T16">p</text:span><text:span text:style-name="T15">&gt;</text:span></text:p>
      <text:p text:style-name="P2">            <text:span text:style-name="T14">This Privacy Policy was created for consciouslynaturalmomma.com by PolicyMaker.io on 2023-01-01.</text:span></text:p>
      <text:p text:style-name="P2">            <text:span text:style-name="T15">&lt;/</text:span><text:span text:style-name="T16">p</text:span><text:span text:style-name="T15">&gt;</text:span></text:p>
      <text:p text:style-name="P2">            </text:p>
      <text:p text:style-name="P2"><text:soft-page-break/>      </text:p>
      <text:p text:style-name="P2">      </text:p>
      <text:p text:style-name="P2">      <text:span text:style-name="T15">&lt;/</text:span><text:span text:style-name="T16">div</text:span><text:span text:style-name="T15">&gt;</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3T11:14:23.687000000</meta:creation-date>
    <dc:date>2023-07-23T12:22:51.753000000</dc:date>
    <meta:editing-duration>PT22M14S</meta:editing-duration>
    <meta:editing-cycles>2</meta:editing-cycles>
    <meta:generator>LibreOffice/7.0.4.2$Windows_X86_64 LibreOffice_project/dcf040e67528d9187c66b2379df5ea4407429775</meta:generator>
    <meta:document-statistic meta:table-count="0" meta:image-count="0" meta:object-count="0" meta:page-count="12" meta:paragraph-count="336" meta:word-count="3414" meta:character-count="25613" meta:non-whitespace-character-count="18512"/>
  </office:meta>
</office:document-meta>
</file>